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3cm" svg:y="1.9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5.999cm" svg:height="8.999cm" svg:x="2.601cm" svg:y="11.4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n</meta:initial-creator>
    <meta:creation-date>2019-06-07T13:52:29.96</meta:creation-date>
    <dc:date>2019-06-07T13:54:37.50</dc:date>
    <dc:creator>john n</dc:creator>
    <meta:editing-duration>PT2M9S</meta:editing-duration>
    <meta:editing-cycles>1</meta:editing-cycles>
    <meta:generator>OpenOffice/4.1.6$Win32 OpenOffice.org_project/416m1$Build-9790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I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58cm" svg:y="0.316cm" chart:style-name="ch2">
          <text:p>Search Portals - June 2019</text:p>
        </chart:title>
        <chart:subtitle svg:x="6.355cm" svg:y="1.275cm" chart:style-name="ch3">
          <text:p>Apartments - Rent</text:p>
        </chart:subtitle>
        <chart:legend chart:legend-position="end" svg:x="13.208cm" svg:y="3.926cm" style:legend-expansion="high" chart:style-name="ch4"/>
        <chart:plot-area chart:style-name="ch5" chart:data-source-has-labels="both" svg:x="1.358cm" svg:y="2.318cm" svg:width="11.21cm" svg:height="5.494cm">
          <chartooo:coordinate-region svg:x="2.535cm" svg:y="2.53cm" svg:width="10.033cm" svg:height="4.609cm"/>
          <chart:axis chart:dimension="x" chart:name="primary-x" chart:style-name="ch6" chartooo:axis-type="auto">
            <chartooo:date-scale/>
            <chart:title svg:x="5.953cm" svg:y="7.993cm" chart:style-name="ch7">
              <text:p>BigDoor24.pl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63cm" chart:style-name="ch9">
              <text:p>Nbr Offers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Offers</text:p>
              </table:table-cell>
              <table:table-cell office:value-type="string">
                <text:p>Private Offers</text:p>
              </table:table-cell>
            </table:table-row>
          </table:table-header-rows>
          <table:table-rows>
            <table:table-row>
              <table:table-cell office:value-type="string">
                <text:p>OLX</text:p>
              </table:table-cell>
              <table:table-cell office:value-type="float" office:value="32000">
                <text:p>32000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Gumtree</text:p>
              </table:table-cell>
              <table:table-cell office:value-type="float" office:value="29000">
                <text:p>29000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Morizon</text:p>
              </table:table-cell>
              <table:table-cell office:value-type="float" office:value="26500">
                <text:p>2650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OtoDom</text:p>
              </table:table-cell>
              <table:table-cell office:value-type="float" office:value="24000">
                <text:p>2400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Nier. Online</text:p>
              </table:table-cell>
              <table:table-cell office:value-type="float" office:value="21500">
                <text:p>2150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Gratka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I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5.258cm" svg:y="0.316cm" chart:style-name="ch2">
          <text:p>Search Portals - June 2019</text:p>
        </chart:title>
        <chart:subtitle svg:x="6.686cm" svg:y="1.275cm" chart:style-name="ch3">
          <text:p>Houses - Rent</text:p>
        </chart:subtitle>
        <chart:legend chart:legend-position="end" svg:x="13.208cm" svg:y="3.926cm" style:legend-expansion="high" chart:style-name="ch4"/>
        <chart:plot-area chart:style-name="ch5" chart:data-source-has-labels="both" svg:x="1.358cm" svg:y="2.318cm" svg:width="11.21cm" svg:height="5.494cm">
          <chartooo:coordinate-region svg:x="2.35cm" svg:y="2.53cm" svg:width="10.218cm" svg:height="4.609cm"/>
          <chart:axis chart:dimension="x" chart:name="primary-x" chart:style-name="ch6" chartooo:axis-type="auto">
            <chartooo:date-scale/>
            <chart:title svg:x="5.953cm" svg:y="7.993cm" chart:style-name="ch7">
              <text:p>BigDoor24.pl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903cm" chart:style-name="ch9">
              <text:p>Nbr. Offers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Offers</text:p>
              </table:table-cell>
              <table:table-cell office:value-type="string">
                <text:p>Private Offers</text:p>
              </table:table-cell>
            </table:table-row>
          </table:table-header-rows>
          <table:table-rows>
            <table:table-row>
              <table:table-cell office:value-type="string">
                <text:p>OLX</text:p>
              </table:table-cell>
              <table:table-cell office:value-type="float" office:value="2021">
                <text:p>2021</text:p>
              </table:table-cell>
              <table:table-cell office:value-type="float" office:value="1556.17">
                <text:p>1556.17</text:p>
              </table:table-cell>
            </table:table-row>
            <table:table-row>
              <table:table-cell office:value-type="string">
                <text:p>Gumtree</text:p>
              </table:table-cell>
              <table:table-cell office:value-type="float" office:value="3055">
                <text:p>3055</text:p>
              </table:table-cell>
              <table:table-cell office:value-type="float" office:value="336.05">
                <text:p>336.05</text:p>
              </table:table-cell>
            </table:table-row>
            <table:table-row>
              <table:table-cell office:value-type="string">
                <text:p>Morizon</text:p>
              </table:table-cell>
              <table:table-cell office:value-type="float" office:value="5000">
                <text:p>5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OtoDom</text:p>
              </table:table-cell>
              <table:table-cell office:value-type="float" office:value="3250">
                <text:p>32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Nier. Online</text:p>
              </table:table-cell>
              <table:table-cell office:value-type="float" office:value="440">
                <text:p>440</text:p>
              </table:table-cell>
              <table:table-cell office:value-type="float" office:value="149.6">
                <text:p>149.6</text:p>
              </table:table-cell>
            </table:table-row>
            <table:table-row>
              <table:table-cell office:value-type="string">
                <text:p>Gratka</text:p>
              </table:table-cell>
              <table:table-cell office:value-type="float" office:value="3815">
                <text:p>38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